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35b1" officeooo:paragraph-rsid="000f35b1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.609cm" style:type="center"/>
        </style:tab-stops>
      </style:paragraph-properties>
      <style:text-properties fo:font-weight="bold" officeooo:rsid="000f35b1" officeooo:paragraph-rsid="000f35b1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609cm" style:type="center"/>
        </style:tab-stops>
      </style:paragraph-properties>
      <style:text-properties fo:font-style="normal" fo:font-weight="bold" officeooo:rsid="000f35b1" officeooo:paragraph-rsid="000f35b1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.609cm" style:type="center"/>
        </style:tab-stops>
      </style:paragraph-properties>
      <style:text-properties fo:font-style="normal" fo:font-weight="bold" officeooo:rsid="00109f17" officeooo:paragraph-rsid="00109f17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>
        <style:tab-stops>
          <style:tab-stop style:position="0.609cm" style:type="center"/>
        </style:tab-stops>
      </style:paragraph-properties>
      <style:text-properties fo:font-style="normal" fo:font-weight="bold" officeooo:rsid="001135e8" officeooo:paragraph-rsid="001135e8" style:font-style-asian="normal" style:font-weight-asian="bold" style:font-style-complex="normal" style:font-weight-complex="bold"/>
    </style:style>
    <style:style style:name="P6" style:family="paragraph" style:parent-style-name="Standard" style:list-style-name="L2">
      <style:paragraph-properties>
        <style:tab-stops>
          <style:tab-stop style:position="0.609cm" style:type="center"/>
        </style:tab-stops>
      </style:paragraph-properties>
      <style:text-properties fo:font-style="normal" fo:font-weight="bold" officeooo:rsid="001135e8" officeooo:paragraph-rsid="001135e8" style:font-style-asian="normal" style:font-weight-asian="bold" style:font-style-complex="normal" style:font-weight-complex="bold"/>
    </style:style>
    <style:style style:name="P7" style:family="paragraph" style:parent-style-name="Standard" style:list-style-name="L2">
      <style:paragraph-properties>
        <style:tab-stops>
          <style:tab-stop style:position="0.609cm" style:type="center"/>
        </style:tab-stops>
      </style:paragraph-properties>
      <style:text-properties fo:font-style="normal" fo:font-weight="bold" officeooo:rsid="0012e41f" officeooo:paragraph-rsid="0012e41f" style:font-style-asian="normal" style:font-weight-asian="bold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e41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logie člověka</text:p>
      <text:p text:style-name="P1"/>
      <text:p text:style-name="P1">Histologie</text:p>
      <text:p text:style-name="P2"><text:span text:style-name="T1"><text:tab/> <text:s text:c="2"/>Věda o tkáních</text:span></text:p>
      <text:p text:style-name="P2"><text:span text:style-name="T1"/></text:p>
      <text:p text:style-name="P3"><text:span text:style-name="T2">Naše tělo je složeno z eukaryotních živočišných buněk (ty mají lysozomy a nemají buněčnou stěnu, mitochondrie a tak) které spolu v pletivu komunikují vzruchy v mezibuněčném prostoru.</text:span></text:p>
      <text:p text:style-name="P3"><text:span text:style-name="T2"/></text:p>
      <text:p text:style-name="P4"><text:span text:style-name="T2">Tkáň je soubor buněk stejných specs.</text:span></text:p>
      <text:p text:style-name="P4"><text:span text:style-name="T2"/></text:p>
      <text:p text:style-name="P4"><text:span text:style-name="T2">V tkáních je mezibuněčná hmota</text:span></text:p>
      <text:p text:style-name="P4"><text:span text:style-name="T2">Buňky tkání jsou někdy pevné(fixní) a někdy pohyblivé(třeba ty krevní)</text:span></text:p>
      <text:p text:style-name="P4"><text:span text:style-name="T2"/></text:p>
      <text:p text:style-name="P5"><text:span text:style-name="T2">Vznik tkání – histogeneze</text:span></text:p>
      <text:list xml:id="list4021995100484001559" text:style-name="L2">
        <text:list-item>
          <text:p text:style-name="P6"><text:span text:style-name="T2">Nejdříve se na zárodku vytvoří entoderm a mezoderm a epiderm → zárodečné listy</text:span></text:p>
        </text:list-item>
        <text:list-item>
          <text:p text:style-name="P6"><text:span text:style-name="T2">poté se embryo gastruluje a vytváří zárodečné tkáně</text:span></text:p>
        </text:list-item>
        <text:list-item>
          <text:p text:style-name="P7"><text:span text:style-name="T2">z entodermu se třeba začíná tvořit mícha</text:span></text:p>
        </text:list-item>
        <text:list-item>
          <text:p text:style-name="P7"><text:span text:style-name="T2">ektoderm → nervová, žlázy s vnější sekrecí, počátek a konec trávicí trubice</text:span></text:p>
        </text:list-item>
        <text:list-item>
          <text:p text:style-name="P7"><text:span text:style-name="T2">entoderm → </text:span></text:p>
        </text:list-item>
      </text:list>
      <text:p text:style-name="P4"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2:55:37.061557769</meta:creation-date>
    <dc:date>2018-09-07T13:31:02.355330300</dc:date>
    <meta:editing-duration>PT4M54S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1" meta:paragraph-count="13" meta:word-count="104" meta:character-count="647" meta:non-whitespace-character-count="555"/>
  </office:meta>
</office:document-meta>
</file>